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0bb509" officeooo:paragraph-rsid="000bb50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0c9ca9" officeooo:paragraph-rsid="000c9ca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0e3bc0" officeooo:paragraph-rsid="000e3bc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40dc9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60c13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6738b" officeooo:paragraph-rsid="0016738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74559" officeooo:paragraph-rsid="0017455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7f7be" officeooo:paragraph-rsid="0017f7b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19f023" officeooo:paragraph-rsid="0019f02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1a0142" officeooo:paragraph-rsid="001a014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1c298c" officeooo:paragraph-rsid="001c298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1c7496" officeooo:paragraph-rsid="001c749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20ba28" officeooo:paragraph-rsid="0020ba2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text-properties fo:font-size="12pt" fo:font-style="normal" style:text-underline-style="none" fo:font-weight="bold" officeooo:rsid="004248c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28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102cc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d855" officeooo:paragraph-rsid="001fd85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0c9ca9"/>
    </style:style>
    <style:style style:name="T15" style:family="text">
      <style:text-properties officeooo:rsid="00102cc3"/>
    </style:style>
    <style:style style:name="T16" style:family="text">
      <style:text-properties officeooo:rsid="0011c797"/>
    </style:style>
    <style:style style:name="T17" style:family="text">
      <style:text-properties officeooo:rsid="0016738b"/>
    </style:style>
    <style:style style:name="T18" style:family="text">
      <style:text-properties officeooo:rsid="0017f7be"/>
    </style:style>
    <style:style style:name="T19" style:family="text">
      <style:text-properties officeooo:rsid="001977e0"/>
    </style:style>
    <style:style style:name="T20" style:family="text">
      <style:text-properties officeooo:rsid="001b1b77"/>
    </style:style>
    <style:style style:name="T21" style:family="text">
      <style:text-properties officeooo:rsid="001d3c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tape stage</text:p>
      <text:list xml:id="list2710920504874289247" text:style-name="L1">
        <text:list-item>
          <text:p text:style-name="P20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21"><text:span text:style-name="T2">C</text:span><text:span text:style-name="T1">réation fichier Excel en python </text:span><text:span text:style-name="T4">+ lecture pour classification future (Excel ↔ CSV)</text:span></text:p>
          <text:p text:style-name="P28"><text:span text:style-name="T4">o</text:span><text:span text:style-name="T1">pnpyxl lib for 2010+ ; xlrd&amp;xlwt lib for 2010-</text:span></text:p>
        </text:list-item>
        <text:list-item>
          <text:p text:style-name="P22"><text:span text:style-name="T1">Lecture et retour OCR à partir de PDF (si nécessaire PDF </text:span><text:span text:style-name="T5">↔</text:span><text:span text:style-name="T1"> PNG) </text:span></text:p>
          <text:p text:style-name="P22"><text:span text:style-name="T11">PDF to TXT/HTML/XML (txt used) with pdfminer </text:span><text:span text:style-name="T12">lib</text:span></text:p>
        </text:list-item>
        <text:list-item>
          <text:p text:style-name="P29">Détermination d'une structure de facture<text:span text:style-name="T13"> </text:span></text:p>
        </text:list-item>
        <text:list-item>
          <text:p text:style-name="P30">Classification par regexp</text:p>
        </text:list-item>
        <text:list-item>
          <text:p text:style-name="P31">Classement manuel des factures dans la base </text:p>
        </text:list-item>
        <text:list-item>
          <text:p text:style-name="P23"><text:span text:style-name="T1">Création IHM </text:span><text:span text:style-name="T6">(+initiation au drag&amp;drop)</text:span></text:p>
        </text:list-item>
        <text:list-item>
          <text:p text:style-name="P2">Codage de l'algorithme (tests et comparaisons de multiples algo – à expliciter)</text:p>
        </text:list-item>
        <text:list-item>
          <text:p text:style-name="P3">Apprentissage avec la basse de données (validation croisée ?)</text:p>
        </text:list-item>
        <text:list-item>
          <text:p text:style-name="P4">Binding du tout</text:p>
        </text:list-item>
        <text:list-item>
          <text:p text:style-name="P5">Ecriture de la documentation</text:p>
        </text:list-item>
        <text:list-item>
          <text:p text:style-name="P24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5">Gestion de toutes les erreurs possibles</text:p>
        </text:list-item>
        <text:list-item>
          <text:p text:style-name="P25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26"><text:span text:style-name="T10">T</text:span><text:span text:style-name="T1">ests par un tiers</text:span></text:p>
        </text:list-item>
      </text:list>
      <text:p text:style-name="P1"/>
      <text:p text:style-name="P16">(solution adaptable = solution prête -ou presque, à la limite- pour être utilisées telle quelle dans l'appli<text:span text:style-name="T20">)</text:span></text:p>
      <text:p text:style-name="P10"/>
      <text:p text:style-name="P10">7/6/2016 </text:p>
      <text:p text:style-name="P11">Nettoyage de l'ordinateur et mise en place d'un environnement de travail sous windows</text:p>
      <text:p text:style-name="P11">Ecriture du cahier des charges</text:p>
      <text:p text:style-name="P11"/>
      <text:p text:style-name="P11">8/6/2016</text:p>
      <text:p text:style-name="P11">Installation de Linux Mint 17.3 en DualBoot avec Windows (+ tests réglages de problèmes WIFI)</text:p>
      <text:p text:style-name="P11">Documentation multiple sur les différentes étapes du projet <text:span text:style-name="T18">(sources.odt)</text:span></text:p>
      <text:p text:style-name="P14">Installation des librairies nécessaires <text:span text:style-name="T19">(openpyxl, xlrt, PyPdf2, …)</text:span></text:p>
      <text:p text:style-name="P15">Début d'implémentation d'un système de lecture/écriture en fichier excel</text:p>
      <text:p text:style-name="P15"/>
      <text:p text:style-name="P10"><text:span text:style-name="T17">du 9/6/2016 au</text:span> 10/6/2016 :</text:p>
      <text:p text:style-name="P13">Suite d'implémentation de la lecture et l'écriture en fichier Excel (en solution adaptable) à partir d'un fichier CSV</text:p>
      <text:p text:style-name="P12">Implémentation d'une solution adaptable avec des librairies déjà existantes pour la lecture d'un PDF par OCR</text:p>
      <text:p text:style-name="P12"/>
      <text:p text:style-name="P8">13/6/2016</text:p>
      <text:p text:style-name="P8">Déplacement du projet dans un environnement virtuel <text:span text:style-name="T18">et ré-installation des librairies pour l'env virtuel</text:span></text:p>
      <text:p text:style-name="P8"/>
      <text:p text:style-name="P7">14/6/2016</text:p>
      <text:p text:style-name="P7">Règlage <text:span text:style-name="T14">de soucis (data permission to write pdf to txt in file ; pyqt4 in virtualenv)</text:span></text:p>
      <text:p text:style-name="P9">Structure des factures + implementation du squelette des classes liées à cette structure</text:p>
      <text:p text:style-name="P9">Début determination des regexp</text:p>
      <text:p text:style-name="P9">Reflexion de l'algorithme (cf déroulement<text:span text:style-name="T15">) :</text:span></text:p>
      <text:p text:style-name="P32">test avec classification par regexp</text:p>
      <text:p text:style-name="P32">test avec pré traitement regexp pour determiner le type <text:span text:style-name="T16">(Num tel/fax , Adresse, description, nom, num RCS, montant, taux TVA, num TVA….) puis traitement avec machine learning (type du learning à determiner) ? </text:span></text:p>
      <text:p text:style-name="P33"><text:soft-page-break/>Détection de soucis à la lecture des PDF de factures pris en photo</text:p>
      <text:p text:style-name="P9"/>
      <text:p text:style-name="P6">15/6/2016</text:p>
      <text:p text:style-name="P18">Détermination des Rege<text:span text:style-name="T21">xp pour différencier les types de données lues</text:span></text:p>
      <text:p text:style-name="P17">Implémentation de la reconnaissance et classification par Regexp</text:p>
      <text:p text:style-name="P19">Choix 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15T15:00:45.188112356</dc:date>
    <dc:creator>innopolis </dc:creator>
    <meta:editing-duration>PT5H9M19S</meta:editing-duration>
    <meta:editing-cycles>24</meta:editing-cycles>
    <meta:document-statistic meta:table-count="0" meta:image-count="0" meta:object-count="0" meta:page-count="2" meta:paragraph-count="44" meta:word-count="396" meta:character-count="2553" meta:non-whitespace-character-count="2210"/>
  </office:meta>
</office:document-meta>
</file>